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10a" officeooo:paragraph-rsid="000151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DEMO-GIT-REPOSITORY</text:p>
      <text:p text:style-name="P1"/>
      <text:p text:style-name="P1">This is first file in this reposi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9:32:30.438400671</meta:creation-date>
    <dc:date>2018-08-18T19:33:51.883596346</dc:date>
    <meta:editing-duration>PT1M23S</meta:editing-duration>
    <meta:editing-cycles>1</meta:editing-cycles>
    <meta:document-statistic meta:table-count="0" meta:image-count="0" meta:object-count="0" meta:page-count="1" meta:paragraph-count="2" meta:word-count="8" meta:character-count="58" meta:non-whitespace-character-count="52"/>
    <meta:generator>LibreOffice/5.4.6.2$Linux_X86_64 LibreOffice_project/40m0$Build-2</meta:generator>
  </office:meta>
</office:document-meta>
</file>